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788" officeooo:paragraph-rsid="001e5788"/>
    </style:style>
    <style:style style:name="P2" style:family="paragraph" style:parent-style-name="Standard">
      <style:text-properties officeooo:rsid="001e5788" officeooo:paragraph-rsid="001e5788"/>
    </style:style>
    <style:style style:name="T1" style:family="text">
      <style:text-properties officeooo:rsid="001f9a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text:span text:style-name="T1">World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25:15.546239746</meta:creation-date>
    <dc:date>2019-05-08T16:27:02.228995209</dc:date>
    <meta:editing-duration>PT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